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499bb" officeooo:paragraph-rsid="000499bb"/>
    </style:style>
    <style:style style:name="P3" style:family="paragraph" style:parent-style-name="Standard">
      <style:text-properties officeooo:rsid="00051173" officeooo:paragraph-rsid="00051173"/>
    </style:style>
    <style:style style:name="P4" style:family="paragraph" style:parent-style-name="Standard">
      <style:text-properties officeooo:rsid="000499bb" officeooo:paragraph-rsid="000499bb"/>
    </style:style>
    <style:style style:name="P5" style:family="paragraph" style:parent-style-name="Standard">
      <style:text-properties officeooo:paragraph-rsid="00013b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1a8d"/>
    </style:style>
    <style:style style:name="T3" style:family="text">
      <style:text-properties officeooo:rsid="00013b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a Lista de Exercícios</text:p>
      <text:p text:style-name="Standard"/>
      <text:p text:style-name="Standard">Curso de Licenciatura em Computação – UPE</text:p>
      <text:p text:style-name="Standard">Disciplina: Inteligência Artificial</text:p>
      <text:p text:style-name="Standard">Professor: Cleyton Mário de Oliveira Rodrigues</text:p>
      <text:p text:style-name="Standard"/>
      <text:p text:style-name="Standard">1. Problema do Labirinto.</text:p>
      <text:p text:style-name="Standard"/>
      <text:p text:style-name="Standard"><text:span text:style-name="T1">Ambiente: </text:span>o labirinto fica localizado em uma</text:p>
      <text:p text:style-name="Standard">sala que está dividida em 100 quadros (10x10).</text:p>
      <text:p text:style-name="Standard">Cada espaço pode estar livre (o robô pode</text:p>
      <text:p text:style-name="Standard">passar), ou bloqueado (o robô não pode</text:p>
      <text:p text:style-name="Standard">passar).</text:p>
      <text:p text:style-name="Standard"/>
      <text:p text:style-name="Standard"><text:span text:style-name="T1">Agente:</text:span> o agente é o robô, ele deve caminhar</text:p>
      <text:p text:style-name="Standard">pelo labirinto até encontrar a saída ou até</text:p>
      <text:p text:style-name="Standard">constatar que o labirinto não tem saída, nesse</text:p>
      <text:p text:style-name="Standard">caso ele deve voltar para a entrada.</text:p>
      <text:p text:style-name="Standard">Conhecimento: o robô sabe apenas que o</text:p>
      <text:p text:style-name="Standard">labirinto tem 10x10 e que o Espaço 10,10 é a saída. Os caminhos são aleatórios,</text:p>
      <text:p text:style-name="Standard">portanto ele não sabe qual o caminho que leva até a saída, e também não sabe se</text:p>
      <text:p text:style-name="Standard">existe um caminho que leva até a saída, pois pode não existir uma maneira de chegar</text:p>
      <text:p text:style-name="Standard">até lá ou o bloco da saída pode estar fechado. Porém, a cada jogada, uma vez</text:p>
      <text:p text:style-name="Standard">definidos, os caminhos não mudam.</text:p>
      <text:p text:style-name="Standard"/>
      <text:p text:style-name="Standard"><text:span text:style-name="T1">Objetivo:</text:span> Chegar na saída caso exista um caminho. Ou voltar para a entrada caso</text:p>
      <text:p text:style-name="Standard">chegue a conclusão de que não existe uma saída ou não existe uma maneira de chegar</text:p>
      <text:p text:style-name="Standard">na saída. (3,0)</text:p>
      <text:p text:style-name="Standard"/>
      <text:p text:style-name="P1">De acordo com o problema acima, responda e justifique cada uma das respostas:</text:p>
      <text:p text:style-name="P1"/>
      <text:p text:style-name="P1">a) Qual a melhor arquitetura de agente a ser utilizada?</text:p>
      <text:p text:style-name="Standard"/>
      <text:p text:style-name="Standard">(i) Arquitetura Reflexiva (ii) Baseado em Objetivo (iii) Baseado em Objetivo com</text:p>
      <text:p text:style-name="Standard">Aprendizado</text:p>
      <text:p text:style-name="Standard"/>
      <text:p text:style-name="P5"><text:span text:style-name="T3">Resposta : Baseado em Objetivos, porque o agente terá que perceber se a posição está livre ou não ; interpretar essa percepção para saber para onde ele tem que ir ; tem que guardar um modelo do ambiente para que ele saiba por onde passou e também para voltar ao início quando não encontrar a saída; no caso de o agente não encontrar a saída, o objetivo muda de “encontar saída” para “voltar ao início”.</text:span></text:p>
      <text:p text:style-name="P5"/>
      <text:p text:style-name="P1">Com relação ao ambiente, responda:</text:p>
      <text:p text:style-name="Standard">b) (i) Parcialmente Observável<text:tab/> (ii) Completamente Observável.</text:p>
      <text:p text:style-name="P2">Resposta : Parcialmente Observável porque o agente não conhece totalmente o ambiente, ele não sabe qual caminho seguir para encontrar a saída.</text:p>
      <text:p text:style-name="P2"/>
      <text:p text:style-name="Standard"/>
      <text:p text:style-name="Standard"/>
      <text:p text:style-name="Standard"><text:soft-page-break/>c) (i) Determinista <text:tab/>(ii) Estocástico</text:p>
      <text:p text:style-name="P2">Resposta : Determinista, porque o agente no estado “parado” executa a ação de andar que resulta no estado “parado” pois ele pode andar para a posição livre e parar ou pode perceber que a posição não está livre e não andar que tabém resulta no estado “parado”.</text:p>
      <text:p text:style-name="Standard"/>
      <text:p text:style-name="Standard">d) (i) Estático (ii) Dinâmico</text:p>
      <text:p text:style-name="P3">Resposta : Estático, porque enquanto o o agente raciocina o labirinto não muda.</text:p>
      <text:p text:style-name="P3"/>
      <text:p text:style-name="Standard">e) (i) Multi-Agente<text:tab/> (ii) Mono-Agente</text:p>
      <text:p text:style-name="P3">Resposta : Mono-Agente, porque existe apenas uma agente que tentará sair do labirinto, não existe a cooperação com outro agente.</text:p>
      <text:p text:style-name="P3"/>
      <text:p text:style-name="Standard">f) (i) Episódico (ii) Sequencial</text:p>
      <text:p text:style-name="P3">Sequencial, porque por exemplo, para voltar ao início o agente dependerá das ações passadas que descobriram quais caminhos estão livres ou não. Se fosse episódico o agente não saberia voltar ao início por que só saberia onde está naquele momento.</text:p>
      <text:p text:style-name="Standard"/>
      <text:p text:style-name="Standard">2. Codifique (a linguagem fica à escolha do discente) as percepções, raciocínio, e ações</text:p>
      <text:p text:style-name="Standard">do robô para que ele possa sair do Labirinto. Caso se sinta mais confortável, a resposta</text:p>
      <text:p text:style-name="Standard">poderá ser dada em pseudocódigo. Porém, para qualquer um dos casos, o discente</text:p>
      <text:p text:style-name="Standard">deverá explicar a lógica utilizada. (7,0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9-23T16:19:43.078000000</dc:date>
    <meta:editing-duration>PT6H5M18S</meta:editing-duration>
    <meta:editing-cycles>2</meta:editing-cycles>
    <meta:document-statistic meta:table-count="0" meta:image-count="0" meta:object-count="0" meta:page-count="2" meta:paragraph-count="43" meta:word-count="529" meta:character-count="3084" meta:non-whitespace-character-count="2594"/>
  </office:meta>
</office:document-meta>
</file>